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4">
      <style:paragraph-properties fo:text-align="justify" style:justify-single-word="false"/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T1" style:family="text">
      <style:text-properties style:font-name="Arial"/>
    </style:style>
    <style:style style:name="T2" style:family="text">
      <style:text-properties style:font-name="Arial" fo:language="it" fo:country="I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it" fo:country="IT"/>
    </style:style>
    <style:style style:name="T5" style:family="text">
      <style:text-properties style:font-name="Times New Roman"/>
    </style:style>
    <style:style style:name="T6" style:family="text">
      <style:text-properties fo:language="it" fo:country="IT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<text:span text:style-name="T1">FAQ: Domande Fre</text:span><text:span text:style-name="T2">quenti</text:span></text:h>
      <text:h text:style-name="P2" text:outline-level="4" text:is-list-header="true">D: Perchè appare il seguente messaggio nei report di aggiornamento, anche quando ClamWin è regolarmente aggiornato?:</text:h>
      <text:p text:style-name="P3">Your ClamAV installation is OUTDATED - please update immediately!</text:p>
      <text:p text:style-name="P4">R: ClamWin usa ClamAV come motore per effettuare gli scan. Questo messaggio apparirà se è stata rilasciata una nuova versione di ClamAV con importanti funzionalità aggiuntive. L'aggiornamento alla versione più recente di ClamWin eviterà che il messaggio appaia nuovamente.</text:p>
      <text:p text:style-name="P4">Gli update automatici di ClamWin, allo stato attuale delle cose, non effettuano l'aggiornamento del software ma solo quello del database dei virus. L'aggiornamento automatico del software in ClamWin è attualmente in sviluppo.</text:p>
      <text:h text:style-name="P2" text:outline-level="4" text:is-list-header="true">D: E' possibile utilizzare ClamWin senza installarlo?</text:h>
      <text:p text:style-name="P5"><text:span text:style-name="T3">R: Si può creare una copia di ClamWin su CD o chiavetta USB per l'utilizzo su di una macchina sulla qua</text:span><text:span text:style-name="T4">le ClamWin non è installato</text:span><text:span text:style-name="T3">. Esiste un tutorial che spiega come procedere all'indirizzo </text:span><text:a xlink:type="simple" xlink:href="http://www.phillipsuk.org/howto/ClamWin-CDUSB.html"><text:span text:style-name="T5">http://www.phillipsuk.org/howto/ClamWin-CDUSB.html</text:span></text:a></text:p>
      <text:h text:style-name="P2" text:outline-level="4" text:is-list-header="true">D: E' disponibile una versione localizzata del software? Posso tradurre ClamWin nella mia lingua?</text:h>
      <text:p text:style-name="P4">R: Al momento, ClamWin è disponibile solamente in inglese; la sua traduzione sarebbe difficoltosa. Comunque, in futuro le cose cambieranno (probabilmente attorno alla versione 1.0) e verranno aggiunte caratteristiche che renderanno più semplice la produzione di versioni localizzate di ClamWin.</text:p>
      <text:p text:style-name="P5"><text:span text:style-name="T3">In ogni caso, versioni tradotte delle FAQ sono disponibili nella sezione </text:span><text:a xlink:type="simple" xlink:href="http://sourceforge.net/docman/?group_id=105508" office:target-frame-name="_top" xlink:show="replace"><text:span text:style-name="T5">Documents</text:span></text:a><text:span text:style-name="T3"> del sito web del </text:span><text:a xlink:type="simple" xlink:href="http://sourceforge.net/projects/clamwin/" office:target-frame-name="_top" xlink:show="replace"><text:span text:style-name="T5">progetto</text:span></text:a><text:span text:style-name="T3"> ClamWin, su SourceForge.net.</text:span></text:p>
      <text:p text:style-name="P5"><text:span text:style-name="T3">Se qualcuno fosse interessato a tradurre il manuale di ClamWin e/o le FAQ nella propria lingua, è pregato di contattare Russ Phillips a </text:span><text:a xlink:type="simple" xlink:href="mailto:avantman42@users.sourceforge.net?subject=Translating%20ClamWin%20documentation"><text:span text:style-name="T5">avantman42@users.sourceforge.net</text:span></text:a><text:span text:style-name="T3"> </text:span></text:p>
      <text:h text:style-name="P2" text:outline-level="4" text:is-list-header="true">D: E' possibile effettuare l'upgrade di una versione esistente di ClamWin?</text:h>
      <text:p text:style-name="P4">R: Sì, è sufficiente lanciare il programma di setup ed effettuare l'installazione sovras<text:span text:style-name="T6">crivendo</text:span> la versione esistente.</text:p>
      <text:h text:style-name="P2" text:outline-level="4" text:is-list-header="true">D: Perchè non appare l'opzione "Integration with Microsoft Outlook" <text:span text:style-name="T7">(integrazione con Microsoft Outlook)</text:span> durante l'installazione?</text:h>
      <text:p text:style-name="P4">R: Questa opzione appare solamente se Microsoft Outlook è installato sul computer. Occorre tener presente che Outlook (che è parte della suite Microsoft Office) e Outlook Express (che è fornito assieme a Windows) sono due programmi molto diversi, nonostante la somiglianza tra i loro nomi. ClamWin non si integra con Outlook Express.</text:p>
      <text:h text:style-name="P2" text:outline-level="4" text:is-list-header="true">D: E' possibile configurare ClamWin affinchè effettui un controllo sui file non appena vengono aperti o eseguiti (caratteristica conosciuta anche come "on-access scanning")?</text:h>
      <text:p text:style-name="P4">R: No. Tuttavia se l'opzione "Integration with Windows Explorer" è selezionata in fase di installazione, è possibile effettuare lo scan di qualsiasi file tramite Windows Explorer semplicemente cliccando col tasto destro e selezionando "Scan For Viruses With ClamWin"</text:p>
      <text:p text:style-name="P4">Questa caratteristica, comunque, è in fase di sviluppo e dovrebbe essere disponibile in versioni successive di ClamWin.</text:p>
      <text:h text:style-name="P2" text:outline-level="4" text:is-list-header="true">D: Come è possibile verificare se funziona?</text:h>
      <text:p text:style-name="P5"><text:span text:style-name="T3">R: Occorre scaricare l'EICAR anti-virus test file da </text:span><text:a xlink:type="simple" xlink:href="http://www.eicar.org/anti_virus_test_file.htm" office:name="EICAR test file" office:target-frame-name="_top" xlink:show="replace"><text:span text:style-name="T5">http://www.eicar.org/anti_virus_test_file.htm</text:span></text:a><text:span text:style-name="T3"> Questo non è un virus, ma un file di test standard. Un qualsiasi programma antivirus dovrebbe riconoscerlo e trattarlo come un virus. ClamWin lo segnalerà come "Eicar-Test-Signature". Il file è un programma DOS; se lanciato visualizzerà a schermo il seguente messaggio: "EICAR-STANDARD-ANTIVIRUS-TEST-FILE!"</text:span></text:p>
      <text:h text:style-name="P2" text:outline-level="4" text:is-list-header="true">D: Ho installato ClamWin con l'opzione Outlook Integration. Perchè non compare in Outlook?</text:h>
      <text:p text:style-name="P4">R: ClamWin non comparirà come un add-in. Tuttavia, se è stato correttamente installato, dovrebbe comparire nel menu "Help" di Outlook un'opzione extra: "About ClamWin".</text:p>
      <text:h text:style-name="P2" text:outline-level="4" text:is-list-header="true">D: ClamWin effettua un controllo sulle e-mail in entrata ed in uscita?</text:h>
      <text:p text:style-name="P4">R: Se ClamWin è installato con l'opzione "Integration with Microsoft Outlook", verrà effettuato un controllo antivirus su tutte le e-mail in entrata e uscita. Le e-mail sono controllate automaticamente al momento della loro apertura. Se un messaggio in arrivo ha un virus in allegato, tale allegato sarà sostituito con un report file.</text:p>
      <text:h text:style-name="P2" text:outline-level="4" text:is-list-header="true">D: Come è possibile segnalare virus che ClamWin non riconosce?</text:h>
      <text:p text:style-name="P5"><text:span text:style-name="T3">R: ClamWin usa lo stesso database di ClamAV (</text:span><text:a xlink:type="simple" xlink:href="http://www.clamav.net/" office:name="ClamAV home page" office:target-frame-name="_top" xlink:show="replace"><text:span text:style-name="T5">http://www.clamav.net/</text:span></text:a><text:span text:style-name="T3">). I virus che non sono presenti nel database possono essere segnalati tramite il modulo online a questo URL: </text:span><text:a xlink:type="simple" xlink:href="http://www.clamav.net/sendvirus.html" office:name="Form to submit virus for inclusion in database" office:target-frame-name="_top" xlink:show="replace"><text:span text:style-name="T5">www.clamav.net/sendvirus.html</text:span></text:a><text:span text:style-name="T3">. Prima di effettuare una segnalazione è bene assicurarsi di avere aggiornato il proprio database alla versione più recente. Allo stesso modo è possibile segnalare falsi positivi.</text:span></text:p>
      <text:h text:style-name="P2" text:outline-level="4" text:is-list-header="true">D: Ho installato ClamWin e mi ha trovato dei virus. E ora?</text:h>
      <text:p text:style-name="P4">R: Si può con<text:span text:style-name="T6">figurare ClamWin</text:span> affinchè i file vengano messi in quarantena o, in alternativa, occorre individuare i file infetti esaminando i rapporti di scansione e cancellandoli manualmente. Se l'opzione “Outlook integration” è stata selezionata in fase di installazione, ClamWin rimuoverà automaticamente gli all<text:span text:style-name="T6">egati infetti dalle e-mail in Outlook</text:span>.</text:p>
      <text:h text:style-name="P2" text:outline-level="4" text:is-list-header="true">D: Occorre configurare ClamWin per ogni utente?</text:h>
      <text:p text:style-name="P6">R: ClamWin memorizza separatamente i settaggi dei vari utenti, affinchè possano avere configurazioni differenti. Tuttavia è possibile modificare la configurazione che ClamWin usa come predefinita. Vedere il paragrafo “Modificare la Configurazione Predefinita di ClamWin” nel<text:span text:style-name="T6">la sezione “Operazioni Avanzate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Budts</meta:initial-creator>
    <meta:creation-date>2006-08-02T18:34:29</meta:creation-date>
    <dc:creator>Peter Budts</dc:creator>
    <dc:date>2006-08-02T18:35:06</dc:date>
    <dc:language>nl-BE</dc:language>
    <meta:editing-cycles>2</meta:editing-cycles>
    <meta:editing-duration>PT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764" meta:character-count="5226"/>
  </office:meta>
</office:document-meta>
</file>